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ccd" officeooo:paragraph-rsid="001dcccd"/>
    </style:style>
    <style:style style:name="P2" style:family="paragraph" style:parent-style-name="Standard">
      <style:text-properties officeooo:paragraph-rsid="001dcccd"/>
    </style:style>
    <style:style style:name="P3" style:family="paragraph" style:parent-style-name="Standard">
      <style:text-properties officeooo:rsid="001e469b" officeooo:paragraph-rsid="001e469b"/>
    </style:style>
    <style:style style:name="P4" style:family="paragraph" style:parent-style-name="Standard">
      <style:text-properties officeooo:rsid="001e469b" officeooo:paragraph-rsid="0030a55c"/>
    </style:style>
    <style:style style:name="P5" style:family="paragraph" style:parent-style-name="Standard">
      <style:text-properties officeooo:paragraph-rsid="00222053"/>
    </style:style>
    <style:style style:name="P6" style:family="paragraph" style:parent-style-name="Standard">
      <style:text-properties officeooo:paragraph-rsid="0022bf6d"/>
    </style:style>
    <style:style style:name="P7" style:family="paragraph" style:parent-style-name="Standard">
      <style:text-properties officeooo:rsid="0023bed1" officeooo:paragraph-rsid="0023bed1"/>
    </style:style>
    <style:style style:name="P8" style:family="paragraph" style:parent-style-name="Standard">
      <style:text-properties officeooo:rsid="0023bed1" officeooo:paragraph-rsid="0029c119"/>
    </style:style>
    <style:style style:name="P9" style:family="paragraph" style:parent-style-name="Standard">
      <style:text-properties officeooo:rsid="0023bed1" officeooo:paragraph-rsid="0030a55c"/>
    </style:style>
    <style:style style:name="P10" style:family="paragraph" style:parent-style-name="Standard">
      <style:text-properties officeooo:rsid="0023bed1" officeooo:paragraph-rsid="00332e88"/>
    </style:style>
    <style:style style:name="P11" style:family="paragraph" style:parent-style-name="Standard">
      <style:text-properties officeooo:rsid="00247650" officeooo:paragraph-rsid="00247650"/>
    </style:style>
    <style:style style:name="P12" style:family="paragraph" style:parent-style-name="Standard">
      <style:text-properties officeooo:rsid="00247650" officeooo:paragraph-rsid="00418a5b"/>
    </style:style>
    <style:style style:name="P13" style:family="paragraph" style:parent-style-name="Standard">
      <style:text-properties officeooo:paragraph-rsid="0024de9f"/>
    </style:style>
    <style:style style:name="P14" style:family="paragraph" style:parent-style-name="Standard">
      <style:text-properties officeooo:rsid="00268acd" officeooo:paragraph-rsid="00268acd"/>
    </style:style>
    <style:style style:name="P15" style:family="paragraph" style:parent-style-name="Standard">
      <style:text-properties officeooo:rsid="00268acd" officeooo:paragraph-rsid="002b9189"/>
    </style:style>
    <style:style style:name="P16" style:family="paragraph" style:parent-style-name="Standard">
      <style:text-properties officeooo:paragraph-rsid="00268acd"/>
    </style:style>
    <style:style style:name="P17" style:family="paragraph" style:parent-style-name="Standard">
      <style:text-properties officeooo:rsid="00268f8d" officeooo:paragraph-rsid="00268f8d"/>
    </style:style>
    <style:style style:name="P18" style:family="paragraph" style:parent-style-name="Standard">
      <style:text-properties officeooo:paragraph-rsid="00268f8d"/>
    </style:style>
    <style:style style:name="P19" style:family="paragraph" style:parent-style-name="Standard">
      <style:text-properties officeooo:rsid="0027b45b" officeooo:paragraph-rsid="0027b45b"/>
    </style:style>
    <style:style style:name="P20" style:family="paragraph" style:parent-style-name="Standard">
      <style:text-properties officeooo:paragraph-rsid="0027b45b"/>
    </style:style>
    <style:style style:name="P21" style:family="paragraph" style:parent-style-name="Standard">
      <style:text-properties officeooo:paragraph-rsid="0029c119"/>
    </style:style>
    <style:style style:name="P22" style:family="paragraph" style:parent-style-name="Standard">
      <style:text-properties officeooo:paragraph-rsid="00307be9"/>
    </style:style>
    <style:style style:name="P23" style:family="paragraph" style:parent-style-name="Standard">
      <style:text-properties officeooo:paragraph-rsid="0030a55c"/>
    </style:style>
    <style:style style:name="P24" style:family="paragraph" style:parent-style-name="Standard">
      <style:text-properties officeooo:paragraph-rsid="00332e88"/>
    </style:style>
    <style:style style:name="P25" style:family="paragraph" style:parent-style-name="Standard">
      <style:text-properties officeooo:paragraph-rsid="003a56e4"/>
    </style:style>
    <style:style style:name="P26" style:family="paragraph" style:parent-style-name="Standard">
      <style:text-properties officeooo:paragraph-rsid="003daac2"/>
    </style:style>
    <style:style style:name="P27" style:family="paragraph" style:parent-style-name="Standard">
      <style:text-properties officeooo:paragraph-rsid="004155e2"/>
    </style:style>
    <style:style style:name="P28" style:family="paragraph" style:parent-style-name="Standard">
      <style:text-properties officeooo:paragraph-rsid="00460bbb"/>
    </style:style>
    <style:style style:name="P29" style:family="paragraph" style:parent-style-name="Standard">
      <style:text-properties officeooo:paragraph-rsid="00418a5b"/>
    </style:style>
    <style:style style:name="P30" style:family="paragraph" style:parent-style-name="Standard">
      <style:text-properties officeooo:rsid="00473d5a" officeooo:paragraph-rsid="00473d5a"/>
    </style:style>
    <style:style style:name="P31" style:family="paragraph" style:parent-style-name="Standard">
      <style:text-properties officeooo:paragraph-rsid="00473d5a"/>
    </style:style>
    <style:style style:name="P32" style:family="paragraph" style:parent-style-name="Standard">
      <style:text-properties officeooo:rsid="004826e3" officeooo:paragraph-rsid="004826e3"/>
    </style:style>
    <style:style style:name="T1" style:family="text">
      <style:text-properties officeooo:rsid="001dcccd"/>
    </style:style>
    <style:style style:name="T2" style:family="text">
      <style:text-properties officeooo:rsid="001e469b"/>
    </style:style>
    <style:style style:name="T3" style:family="text">
      <style:text-properties officeooo:rsid="0023bed1"/>
    </style:style>
    <style:style style:name="T4" style:family="text">
      <style:text-properties officeooo:rsid="00247650"/>
    </style:style>
    <style:style style:name="T5" style:family="text">
      <style:text-properties officeooo:rsid="00268acd"/>
    </style:style>
    <style:style style:name="T6" style:family="text">
      <style:text-properties officeooo:rsid="00268f8d"/>
    </style:style>
    <style:style style:name="T7" style:family="text">
      <style:text-properties officeooo:rsid="0027b45b"/>
    </style:style>
    <style:style style:name="T8" style:family="text">
      <style:text-properties officeooo:rsid="0028444b"/>
    </style:style>
    <style:style style:name="T9" style:family="text">
      <style:text-properties officeooo:rsid="002d71ea"/>
    </style:style>
    <style:style style:name="T10" style:family="text">
      <style:text-properties officeooo:rsid="0030a55c"/>
    </style:style>
    <style:style style:name="T11" style:family="text">
      <style:text-properties officeooo:rsid="00339f07"/>
    </style:style>
    <style:style style:name="T12" style:family="text">
      <style:text-properties officeooo:rsid="00349352"/>
    </style:style>
    <style:style style:name="T13" style:family="text">
      <style:text-properties officeooo:rsid="0039b7d8"/>
    </style:style>
    <style:style style:name="T14" style:family="text">
      <style:text-properties officeooo:rsid="003f5f44"/>
    </style:style>
    <style:style style:name="T15" style:family="text">
      <style:text-properties officeooo:rsid="00418a5b"/>
    </style:style>
    <style:style style:name="T16" style:family="text">
      <style:text-properties officeooo:rsid="00436633"/>
    </style:style>
    <style:style style:name="T17" style:family="text">
      <style:text-properties officeooo:rsid="004518a7"/>
    </style:style>
    <style:style style:name="T18" style:family="text">
      <style:text-properties officeooo:rsid="00460bbb"/>
    </style:style>
    <style:style style:name="T19" style:family="text">
      <style:text-properties officeooo:rsid="00473d5a"/>
    </style:style>
    <style:style style:name="T20" style:family="text">
      <style:text-properties officeooo:rsid="00482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Which of them might be the registers of 16-bit processors?</text:span></text:p>
      <text:p text:style-name="P2"/>
      <text:p text:style-name="P2"><text:span text:style-name="T17">1. EAX</text:span></text:p>
      <text:p text:style-name="P1"><text:span text:style-name="T17">2. </text:span>AX</text:p>
      <text:p text:style-name="P1"><text:span text:style-name="T17">3. </text:span>AH</text:p>
      <text:p text:style-name="P1"><text:span text:style-name="T17">4. </text:span>AL</text:p>
      <text:p text:style-name="P1"/>
      <text:p text:style-name="P1">a) 1,2,3,4</text:p>
      <text:p text:style-name="P1">b) 2,3,4</text:p>
      <text:p text:style-name="P1">c) 2</text:p>
      <text:p text:style-name="P1">d) 3,4</text:p>
      <text:p text:style-name="P1"/>
      <text:p text:style-name="P2"><text:span text:style-name="T1">2. Which of them might be the registers of 32-bit processors?</text:span></text:p>
      <text:p text:style-name="P2"/>
      <text:p text:style-name="P2"><text:span text:style-name="T1">1) ECX</text:span></text:p>
      <text:p text:style-name="P2"><text:span text:style-name="T1">2) CX</text:span></text:p>
      <text:p text:style-name="P2"><text:span text:style-name="T1">3) CH</text:span></text:p>
      <text:p text:style-name="P2"><text:span text:style-name="T1">4) CL</text:span></text:p>
      <text:p text:style-name="P1"/>
      <text:p text:style-name="P1">a) 1,2,3,4</text:p>
      <text:p text:style-name="P1">b) 2,3,4</text:p>
      <text:p text:style-name="P1">c) 2</text:p>
      <text:p text:style-name="P1">d) 3,4</text:p>
      <text:p text:style-name="P1"/>
      <text:p text:style-name="P3">3. The advantage of Accumulator type of ISA (Instruction Set Architecture):</text:p>
      <text:p text:style-name="P3"/>
      <text:p text:style-name="P3">a) Simple model of expression execution.</text:p>
      <text:p text:style-name="P3">b) Data can be stored for a long time.</text:p>
      <text:p text:style-name="P3">c) The shortness of instructions.</text:p>
      <text:p text:style-name="P3"/>
      <text:p text:style-name="P5">4. <text:span text:style-name="T2">The advantage of Stack type of ISA (Instruction Set Architecture):</text:span></text:p>
      <text:p text:style-name="P5"/>
      <text:p text:style-name="P6"><text:span text:style-name="T2">I. Simple model of expression execution.</text:span></text:p>
      <text:p text:style-name="P6"><text:span text:style-name="T2">II. Data can be stored for a long time.</text:span></text:p>
      <text:p text:style-name="P6"><text:span text:style-name="T2">III. The shortness of instructions.</text:span></text:p>
      <text:p text:style-name="P6"/>
      <text:p text:style-name="P7">a) I, III.</text:p>
      <text:p text:style-name="P7">b) I, II, III.</text:p>
      <text:p text:style-name="P7">c) III.</text:p>
      <text:p text:style-name="P7"/>
      <text:p text:style-name="P13"><text:span text:style-name="T4">5. The advantage of GPR (General Purpose Registers) of ISA (Instruction Set Architecture):</text:span></text:p>
      <text:p text:style-name="P13"/>
      <text:p text:style-name="P21"><text:span text:style-name="T2">I. Simple model of expression execution.</text:span></text:p>
      <text:p text:style-name="P21"><text:span text:style-name="T2">II. Data can be stored for a long time.</text:span></text:p>
      <text:p text:style-name="P21"><text:span text:style-name="T2">III. The shortness of instructions.</text:span></text:p>
      <text:p text:style-name="P21"/>
      <text:p text:style-name="P22"><text:span text:style-name="T3">a) II, III.</text:span></text:p>
      <text:p text:style-name="P8">b) II.</text:p>
      <text:p text:style-name="P8">c) <text:span text:style-name="T9">I, </text:span>III.</text:p>
      <text:p text:style-name="P11"/>
      <text:p text:style-name="P18"><text:span text:style-name="T6">6. Choose the right numbers to the place of three dots (...):</text:span></text:p>
      <text:p text:style-name="P17"/>
      <text:p text:style-name="P20"><text:soft-page-break/><text:span text:style-name="T7">A total number of Simplified CPU registers is … :</text:span></text:p>
      <text:p text:style-name="P17"/>
      <text:p text:style-name="P19">a) 32</text:p>
      <text:p text:style-name="P19">b) 33</text:p>
      <text:p text:style-name="P19">c) 34</text:p>
      <text:p text:style-name="P19">d) 35</text:p>
      <text:p text:style-name="P19"/>
      <text:p text:style-name="P23"><text:span text:style-name="T2">7. The disadvantage of Accumulator type of ISA (Instruction Set Architecture):</text:span></text:p>
      <text:p text:style-name="P4"/>
      <text:p text:style-name="P24"><text:span text:style-name="T2">I. All operators must go through accumulator.</text:span></text:p>
      <text:p text:style-name="P24"><text:span text:style-name="T2">II. Data cannot be stored for a long time.</text:span></text:p>
      <text:p text:style-name="P24"><text:span text:style-name="T2">III. Memory traffic for this approach is higher than others.</text:span></text:p>
      <text:p text:style-name="P24"/>
      <text:p text:style-name="P10">a) I, III.</text:p>
      <text:p text:style-name="P10">b) I, II, III.</text:p>
      <text:p text:style-name="P10">c) <text:span text:style-name="T12">I, </text:span>II.</text:p>
      <text:p text:style-name="P4"/>
      <text:p text:style-name="P23"><text:span text:style-name="T10">8</text:span>. <text:span text:style-name="T2">The disadvantage of Stack type of ISA (Instruction Set Architecture):</text:span></text:p>
      <text:p text:style-name="P23"/>
      <text:p text:style-name="P23"><text:span text:style-name="T2">I. Only data from the top of stack can be accessed.</text:span></text:p>
      <text:p text:style-name="P23"><text:span text:style-name="T2">II. Every operation is executed in the stack.</text:span></text:p>
      <text:p text:style-name="P23"><text:span text:style-name="T2">III. All operators must be named.</text:span></text:p>
      <text:p text:style-name="P23"/>
      <text:p text:style-name="P9">a) I, II.</text:p>
      <text:p text:style-name="P9">b) I, II, III.</text:p>
      <text:p text:style-name="P9">c) <text:span text:style-name="T13">II, </text:span>III.</text:p>
      <text:p text:style-name="P9"/>
      <text:p text:style-name="P25"><text:span text:style-name="T4">9. The disadvantage of GPR (General Purpose Registers) of ISA (Instruction Set Architecture):</text:span></text:p>
      <text:p text:style-name="P23"/>
      <text:p text:style-name="P27"><text:span text:style-name="T2">I. Memory traffic for this approach is higher than others.</text:span></text:p>
      <text:p text:style-name="P26"><text:span text:style-name="T2">II. Data cannot be stored for a long time.</text:span></text:p>
      <text:p text:style-name="P26"><text:span text:style-name="T2">III. All operators must be named.</text:span></text:p>
      <text:p text:style-name="P23"/>
      <text:p text:style-name="P23"><text:span text:style-name="T3">a) II, III.</text:span></text:p>
      <text:p text:style-name="P9">b) II<text:span text:style-name="T14">I</text:span>.</text:p>
      <text:p text:style-name="P9">c) <text:span text:style-name="T9">I, </text:span>III.</text:p>
      <text:p text:style-name="P9"/>
      <text:p text:style-name="P29"><text:span text:style-name="T15">10. Choose the right problems during the engineering of ISA:</text:span></text:p>
      <text:p text:style-name="P29"/>
      <text:p text:style-name="P28"><text:span text:style-name="T18">1. Where should operands be stored?</text:span></text:p>
      <text:p text:style-name="P28">2. <text:span text:style-name="T19">How many explicit operands should be created?.</text:span></text:p>
      <text:p text:style-name="P31"><text:span text:style-name="T19">3. What operations should be provided by the ISA?</text:span></text:p>
      <text:p text:style-name="P31"><text:span text:style-name="T19">4. The type of operands and their size.</text:span></text:p>
      <text:p text:style-name="P30"/>
      <text:p text:style-name="P30">a) 1, 2, 3, 4.</text:p>
      <text:p text:style-name="P30">b) <text:span text:style-name="T20">1, 3, 4.</text:span></text:p>
      <text:p text:style-name="P32">c) 1, 2, 3.</text:p>
      <text:p text:style-name="P32">d) 2, 3, 4</text:p>
      <text:p text:style-name="P32"/>
      <text:p text:style-name="P12"/>
      <text:p text:style-name="P11"/>
      <text:p text:style-name="P14">Answers:</text:p>
      <text:p text:style-name="P14"><text:soft-page-break/></text:p>
      <text:p text:style-name="P14">1. b</text:p>
      <text:p text:style-name="P14">2. a</text:p>
      <text:p text:style-name="P14">3. c</text:p>
      <text:p text:style-name="P14">4. a</text:p>
      <text:p text:style-name="P16"><text:span text:style-name="T5">5. b</text:span></text:p>
      <text:p text:style-name="P15">6. <text:span text:style-name="T8">d</text:span></text:p>
      <text:p text:style-name="P14">7. <text:span text:style-name="T11">b</text:span></text:p>
      <text:p text:style-name="P14">8. <text:span text:style-name="T13">a</text:span></text:p>
      <text:p text:style-name="P14">9. <text:span text:style-name="T16">b</text:span></text:p>
      <text:p text:style-name="P14">10. <text:span text:style-name="T18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4T17:54:51.948000000</meta:creation-date>
    <meta:generator>LibreOffice/6.3.1.2$Windows_x86 LibreOffice_project/b79626edf0065ac373bd1df5c28bd630b4424273</meta:generator>
    <dc:date>2019-09-14T19:33:23.158000000</dc:date>
    <meta:editing-duration>PT1H7M10S</meta:editing-duration>
    <meta:editing-cycles>43</meta:editing-cycles>
    <meta:document-statistic meta:table-count="0" meta:image-count="0" meta:object-count="0" meta:page-count="3" meta:paragraph-count="83" meta:word-count="414" meta:character-count="2055" meta:non-whitespace-character-count="1724"/>
  </office:meta>
</office:document-meta>
</file>